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888" calcext:value-type="float">
            <text:p>-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3944" calcext:value-type="float">
            <text:p>-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9352" calcext:value-type="float">
            <text:p>-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1248" calcext:value-type="float">
            <text:p>-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8304" calcext:value-type="float">
            <text:p>-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3064" calcext:value-type="float">
            <text:p>-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4776" calcext:value-type="float">
            <text:p>-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868" calcext:value-type="float">
            <text:p>-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1352" calcext:value-type="float">
            <text:p>-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4128" calcext:value-type="float">
            <text:p>-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7968" calcext:value-type="float">
            <text:p>-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9032" calcext:value-type="float">
            <text:p>-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876" calcext:value-type="float">
            <text:p>-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1056" calcext:value-type="float">
            <text:p>-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212" calcext:value-type="float">
            <text:p>-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57944" calcext:value-type="float">
            <text:p>-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8904" calcext:value-type="float">
            <text:p>-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52432" calcext:value-type="float">
            <text:p>-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6712" calcext:value-type="float">
            <text:p>-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6608" calcext:value-type="float">
            <text:p>-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5648" calcext:value-type="float">
            <text:p>-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2016" calcext:value-type="float">
            <text:p>-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2872" calcext:value-type="float">
            <text:p>-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6776" calcext:value-type="float">
            <text:p>-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2392" calcext:value-type="float">
            <text:p>-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972" calcext:value-type="float">
            <text:p>-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02" calcext:value-type="float">
            <text:p>-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4688" calcext:value-type="float">
            <text:p>-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832" calcext:value-type="float">
            <text:p>-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5376" calcext:value-type="float">
            <text:p>-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6232" calcext:value-type="float">
            <text:p>-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0992" calcext:value-type="float">
            <text:p>-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356" calcext:value-type="float">
            <text:p>-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7464" calcext:value-type="float">
            <text:p>-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0616" calcext:value-type="float">
            <text:p>-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9452" calcext:value-type="float">
            <text:p>-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404" calcext:value-type="float">
            <text:p>-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7464" calcext:value-type="float">
            <text:p>-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7256" calcext:value-type="float">
            <text:p>-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2392" calcext:value-type="float">
            <text:p>-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8864" calcext:value-type="float">
            <text:p>-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496" calcext:value-type="float">
            <text:p>-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8304" calcext:value-type="float">
            <text:p>-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9032" calcext:value-type="float">
            <text:p>-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732" calcext:value-type="float">
            <text:p>-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9032" calcext:value-type="float">
            <text:p>-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8656" calcext:value-type="float">
            <text:p>-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5712" calcext:value-type="float">
            <text:p>-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496" calcext:value-type="float">
            <text:p>-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9824" calcext:value-type="float">
            <text:p>-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6776" calcext:value-type="float">
            <text:p>-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02" calcext:value-type="float">
            <text:p>-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496" calcext:value-type="float">
            <text:p>-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3624" calcext:value-type="float">
            <text:p>-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3144" calcext:value-type="float">
            <text:p>-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2288" calcext:value-type="float">
            <text:p>-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10472" calcext:value-type="float">
            <text:p>-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1808" calcext:value-type="float">
            <text:p>-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8656" calcext:value-type="float">
            <text:p>-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5608" calcext:value-type="float">
            <text:p>-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256" calcext:value-type="float">
            <text:p>-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9784" calcext:value-type="float">
            <text:p>-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8928" calcext:value-type="float">
            <text:p>-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6736" calcext:value-type="float">
            <text:p>-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54" calcext:value-type="float">
            <text:p>-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8928" calcext:value-type="float">
            <text:p>-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588" calcext:value-type="float">
            <text:p>-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344" calcext:value-type="float">
            <text:p>-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868" calcext:value-type="float">
            <text:p>-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6512" calcext:value-type="float">
            <text:p>-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4592" calcext:value-type="float">
            <text:p>-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9832" calcext:value-type="float">
            <text:p>-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5928" calcext:value-type="float">
            <text:p>-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5072" calcext:value-type="float">
            <text:p>-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528" calcext:value-type="float">
            <text:p>-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7368" calcext:value-type="float">
            <text:p>-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2776" calcext:value-type="float">
            <text:p>-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616" calcext:value-type="float">
            <text:p>-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70064" calcext:value-type="float">
            <text:p>-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688" calcext:value-type="float">
            <text:p>-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5408" calcext:value-type="float">
            <text:p>-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88352" calcext:value-type="float">
            <text:p>-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9376" calcext:value-type="float">
            <text:p>-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4824" calcext:value-type="float">
            <text:p>-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3488" calcext:value-type="float">
            <text:p>-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424" calcext:value-type="float">
            <text:p>-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5848" calcext:value-type="float">
            <text:p>-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2656" calcext:value-type="float">
            <text:p>-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0464" calcext:value-type="float">
            <text:p>-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4848" calcext:value-type="float">
            <text:p>-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14744" calcext:value-type="float">
            <text:p>-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3304" calcext:value-type="float">
            <text:p>-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8336" calcext:value-type="float">
            <text:p>-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3368" calcext:value-type="float">
            <text:p>-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2784" calcext:value-type="float">
            <text:p>-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48984" calcext:value-type="float">
            <text:p>-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7032" calcext:value-type="float">
            <text:p>-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0968" calcext:value-type="float">
            <text:p>-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11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2472" calcext:value-type="float">
            <text:p>-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8488" calcext:value-type="float">
            <text:p>-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432" calcext:value-type="float">
            <text:p>-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6944" calcext:value-type="float">
            <text:p>-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1496" calcext:value-type="float">
            <text:p>-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2832" calcext:value-type="float">
            <text:p>-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8176" calcext:value-type="float">
            <text:p>-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924" calcext:value-type="float">
            <text:p>-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312" calcext:value-type="float">
            <text:p>-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448" calcext:value-type="float">
            <text:p>-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0744" calcext:value-type="float">
            <text:p>-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59992" calcext:value-type="float">
            <text:p>-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4104" calcext:value-type="float">
            <text:p>-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3664" calcext:value-type="float">
            <text:p>-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2224" calcext:value-type="float">
            <text:p>-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9928" calcext:value-type="float">
            <text:p>-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068" calcext:value-type="float">
            <text:p>-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352" calcext:value-type="float">
            <text:p>-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3792" calcext:value-type="float">
            <text:p>-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0368" calcext:value-type="float">
            <text:p>-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912" calcext:value-type="float">
            <text:p>-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3304" calcext:value-type="float">
            <text:p>-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572" calcext:value-type="float">
            <text:p>-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656" calcext:value-type="float">
            <text:p>-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912" calcext:value-type="float">
            <text:p>-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3024" calcext:value-type="float">
            <text:p>-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2936" calcext:value-type="float">
            <text:p>-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0576" calcext:value-type="float">
            <text:p>-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5064" calcext:value-type="float">
            <text:p>-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0136" calcext:value-type="float">
            <text:p>-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8528" calcext:value-type="float">
            <text:p>-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6336" calcext:value-type="float">
            <text:p>-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2912" calcext:value-type="float">
            <text:p>-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3912" calcext:value-type="float">
            <text:p>-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0424" calcext:value-type="float">
            <text:p>-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18832" calcext:value-type="float">
            <text:p>-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2192" calcext:value-type="float">
            <text:p>-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1352" calcext:value-type="float">
            <text:p>-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064" calcext:value-type="float">
            <text:p>-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5128" calcext:value-type="float">
            <text:p>-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7528" calcext:value-type="float">
            <text:p>-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5168" calcext:value-type="float">
            <text:p>-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8216" calcext:value-type="float">
            <text:p>-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26" calcext:value-type="float">
            <text:p>-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5752" calcext:value-type="float">
            <text:p>-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8216" calcext:value-type="float">
            <text:p>-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116" calcext:value-type="float">
            <text:p>-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7256" calcext:value-type="float">
            <text:p>-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2224" calcext:value-type="float">
            <text:p>-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3168" calcext:value-type="float">
            <text:p>-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57232" calcext:value-type="float">
            <text:p>-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15728" calcext:value-type="float">
            <text:p>-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508" calcext:value-type="float">
            <text:p>-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4808" calcext:value-type="float">
            <text:p>-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20528" calcext:value-type="float">
            <text:p>-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9568" calcext:value-type="float">
            <text:p>-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5936" calcext:value-type="float">
            <text:p>-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8128" calcext:value-type="float">
            <text:p>-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71176" calcext:value-type="float">
            <text:p>-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032" calcext:value-type="float">
            <text:p>-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38232" calcext:value-type="float">
            <text:p>-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0424" calcext:value-type="float">
            <text:p>-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108" calcext:value-type="float">
            <text:p>-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96144" calcext:value-type="float">
            <text:p>-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30256" calcext:value-type="float">
            <text:p>-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41864" calcext:value-type="float">
            <text:p>-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3368" calcext:value-type="float">
            <text:p>-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0152" calcext:value-type="float">
            <text:p>-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11968" calcext:value-type="float">
            <text:p>-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32" calcext:value-type="float">
            <text:p>-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3952" calcext:value-type="float">
            <text:p>-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4328" calcext:value-type="float">
            <text:p>-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46" calcext:value-type="float">
            <text:p>-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15144" calcext:value-type="float">
            <text:p>-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536" calcext:value-type="float">
            <text:p>-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15144" calcext:value-type="float">
            <text:p>-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744" calcext:value-type="float">
            <text:p>-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7064" calcext:value-type="float">
            <text:p>-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8984" calcext:value-type="float">
            <text:p>-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50424" calcext:value-type="float">
            <text:p>-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16312" calcext:value-type="float">
            <text:p>-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3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76688" calcext:value-type="float">
            <text:p>-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832" calcext:value-type="float">
            <text:p>-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7152" calcext:value-type="float">
            <text:p>-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736" calcext:value-type="float">
            <text:p>-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9176" calcext:value-type="float">
            <text:p>-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2808" calcext:value-type="float">
            <text:p>-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9452" calcext:value-type="float">
            <text:p>-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6944" calcext:value-type="float">
            <text:p>-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4648" calcext:value-type="float">
            <text:p>-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732" calcext:value-type="float">
            <text:p>-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7112" calcext:value-type="float">
            <text:p>-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4752" calcext:value-type="float">
            <text:p>-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8344" calcext:value-type="float">
            <text:p>-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5984" calcext:value-type="float">
            <text:p>-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8344" calcext:value-type="float">
            <text:p>-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108" calcext:value-type="float">
            <text:p>-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5776" calcext:value-type="float">
            <text:p>-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5944" calcext:value-type="float">
            <text:p>-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1248" calcext:value-type="float">
            <text:p>-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0016" calcext:value-type="float">
            <text:p>-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9264" calcext:value-type="float">
            <text:p>-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9744" calcext:value-type="float">
            <text:p>-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0016" calcext:value-type="float">
            <text:p>-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2584" calcext:value-type="float">
            <text:p>-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5176" calcext:value-type="float">
            <text:p>-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192" calcext:value-type="float">
            <text:p>-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572" calcext:value-type="float">
            <text:p>-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2296" calcext:value-type="float">
            <text:p>-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668" calcext:value-type="float">
            <text:p>-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7056" calcext:value-type="float">
            <text:p>-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68184" calcext:value-type="float">
            <text:p>-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1608" calcext:value-type="float">
            <text:p>-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83424" calcext:value-type="float">
            <text:p>-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9792" calcext:value-type="float">
            <text:p>-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87768" calcext:value-type="float">
            <text:p>-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4512" calcext:value-type="float">
            <text:p>-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6496" calcext:value-type="float">
            <text:p>-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5368" calcext:value-type="float">
            <text:p>-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4408" calcext:value-type="float">
            <text:p>-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22592" calcext:value-type="float">
            <text:p>-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944" calcext:value-type="float">
            <text:p>-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33616" calcext:value-type="float">
            <text:p>-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656" calcext:value-type="float">
            <text:p>-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56" calcext:value-type="float">
            <text:p>-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1592" calcext:value-type="float">
            <text:p>-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5768" calcext:value-type="float">
            <text:p>-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576" calcext:value-type="float">
            <text:p>-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9192" calcext:value-type="float">
            <text:p>-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3472" calcext:value-type="float">
            <text:p>-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6" calcext:value-type="float">
            <text:p>-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1824" calcext:value-type="float">
            <text:p>-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5248" calcext:value-type="float">
            <text:p>-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0864" calcext:value-type="float">
            <text:p>-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124" calcext:value-type="float">
            <text:p>-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076" calcext:value-type="float">
            <text:p>-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8568" calcext:value-type="float">
            <text:p>-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8944" calcext:value-type="float">
            <text:p>-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5104" calcext:value-type="float">
            <text:p>-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0616" calcext:value-type="float">
            <text:p>-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308" calcext:value-type="float">
            <text:p>-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6128" calcext:value-type="float">
            <text:p>-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8112" calcext:value-type="float">
            <text:p>-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55336" calcext:value-type="float">
            <text:p>-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54752" calcext:value-type="float">
            <text:p>-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5984" calcext:value-type="float">
            <text:p>-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0056" calcext:value-type="float">
            <text:p>-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184" calcext:value-type="float">
            <text:p>-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416" calcext:value-type="float">
            <text:p>-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216" calcext:value-type="float">
            <text:p>-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5736" calcext:value-type="float">
            <text:p>-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136" calcext:value-type="float">
            <text:p>-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904" calcext:value-type="float">
            <text:p>-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5088" calcext:value-type="float">
            <text:p>-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984" calcext:value-type="float">
            <text:p>-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216" calcext:value-type="float">
            <text:p>-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8032" calcext:value-type="float">
            <text:p>-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888" calcext:value-type="float">
            <text:p>-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0768" calcext:value-type="float">
            <text:p>-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144" calcext:value-type="float">
            <text:p>-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672" calcext:value-type="float">
            <text:p>-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2336" calcext:value-type="float">
            <text:p>-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2232" calcext:value-type="float">
            <text:p>-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28" calcext:value-type="float">
            <text:p>-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6" calcext:value-type="float">
            <text:p>-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92296" calcext:value-type="float">
            <text:p>-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8016" calcext:value-type="float">
            <text:p>-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2504" calcext:value-type="float">
            <text:p>-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416" calcext:value-type="float">
            <text:p>-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0792" calcext:value-type="float">
            <text:p>-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908" calcext:value-type="float">
            <text:p>-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376" calcext:value-type="float">
            <text:p>-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4592" calcext:value-type="float">
            <text:p>-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3152" calcext:value-type="float">
            <text:p>-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5072" calcext:value-type="float">
            <text:p>-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6616" calcext:value-type="float">
            <text:p>-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72" calcext:value-type="float">
            <text:p>-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512" calcext:value-type="float">
            <text:p>-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36" calcext:value-type="float">
            <text:p>-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8616" calcext:value-type="float">
            <text:p>-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1288" calcext:value-type="float">
            <text:p>-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384" calcext:value-type="float">
            <text:p>-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9304" calcext:value-type="float">
            <text:p>-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75504" calcext:value-type="float">
            <text:p>-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97424" calcext:value-type="float">
            <text:p>-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828" calcext:value-type="float">
            <text:p>-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8656" calcext:value-type="float">
            <text:p>-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024" calcext:value-type="float">
            <text:p>-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8072" calcext:value-type="float">
            <text:p>-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64" calcext:value-type="float">
            <text:p>-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776" calcext:value-type="float">
            <text:p>-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7488" calcext:value-type="float">
            <text:p>-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2624" calcext:value-type="float">
            <text:p>-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444" calcext:value-type="float">
            <text:p>-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3208" calcext:value-type="float">
            <text:p>-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6736" calcext:value-type="float">
            <text:p>-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256" calcext:value-type="float">
            <text:p>-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67528" calcext:value-type="float">
            <text:p>-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9176" calcext:value-type="float">
            <text:p>-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57672" calcext:value-type="float">
            <text:p>-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7296" calcext:value-type="float">
            <text:p>-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836" calcext:value-type="float">
            <text:p>-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504" calcext:value-type="float">
            <text:p>-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8192" calcext:value-type="float">
            <text:p>-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1344" calcext:value-type="float">
            <text:p>-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9632" calcext:value-type="float">
            <text:p>-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75832" calcext:value-type="float">
            <text:p>-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936" calcext:value-type="float">
            <text:p>-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9944" calcext:value-type="float">
            <text:p>-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796" calcext:value-type="float">
            <text:p>-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61048" calcext:value-type="float">
            <text:p>-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3176" calcext:value-type="float">
            <text:p>-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24344" calcext:value-type="float">
            <text:p>-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664" calcext:value-type="float">
            <text:p>-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76" calcext:value-type="float">
            <text:p>-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438" calcext:value-type="float">
            <text:p>-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3152" calcext:value-type="float">
            <text:p>-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4424" calcext:value-type="float">
            <text:p>-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6888" calcext:value-type="float">
            <text:p>-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5448" calcext:value-type="float">
            <text:p>-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5928" calcext:value-type="float">
            <text:p>-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1648" calcext:value-type="float">
            <text:p>-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7848" calcext:value-type="float">
            <text:p>-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1584" calcext:value-type="float">
            <text:p>-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772" calcext:value-type="float">
            <text:p>-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1352" calcext:value-type="float">
            <text:p>-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9472" calcext:value-type="float">
            <text:p>-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9952" calcext:value-type="float">
            <text:p>-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9848" calcext:value-type="float">
            <text:p>-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9472" calcext:value-type="float">
            <text:p>-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3856" calcext:value-type="float">
            <text:p>-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5-22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2-23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3-01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7096" calcext:value-type="float">
            <text:p>-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2232" calcext:value-type="float">
            <text:p>-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432" calcext:value-type="float">
            <text:p>-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4488" calcext:value-type="float">
            <text:p>-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7056" calcext:value-type="float">
            <text:p>-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2192" calcext:value-type="float">
            <text:p>-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476" calcext:value-type="float">
            <text:p>-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7428" calcext:value-type="float">
            <text:p>-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4656" calcext:value-type="float">
            <text:p>-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5512" calcext:value-type="float">
            <text:p>-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3696" calcext:value-type="float">
            <text:p>-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49312" calcext:value-type="float">
            <text:p>-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448" calcext:value-type="float">
            <text:p>-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6536" calcext:value-type="float">
            <text:p>-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72528" calcext:value-type="float">
            <text:p>-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2376" calcext:value-type="float">
            <text:p>-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4136" calcext:value-type="float">
            <text:p>-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4756" calcext:value-type="float">
            <text:p>-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3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3928" calcext:value-type="float">
            <text:p>-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104" calcext:value-type="float">
            <text:p>-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7248" calcext:value-type="float">
            <text:p>-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5912" calcext:value-type="float">
            <text:p>-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3136" calcext:value-type="float">
            <text:p>-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5224" calcext:value-type="float">
            <text:p>-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036" calcext:value-type="float">
            <text:p>-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62928" calcext:value-type="float">
            <text:p>-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94" calcext:value-type="float">
            <text:p>-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1968" calcext:value-type="float">
            <text:p>-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86728" calcext:value-type="float">
            <text:p>-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5392" calcext:value-type="float">
            <text:p>-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1008" calcext:value-type="float">
            <text:p>-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5288" calcext:value-type="float">
            <text:p>-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7" calcext:value-type="float">
            <text:p>-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9224" calcext:value-type="float">
            <text:p>-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1176" calcext:value-type="float">
            <text:p>-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1928" calcext:value-type="float">
            <text:p>-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268" calcext:value-type="float">
            <text:p>-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696" calcext:value-type="float">
            <text:p>-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89904" calcext:value-type="float">
            <text:p>-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8464" calcext:value-type="float">
            <text:p>-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936" calcext:value-type="float">
            <text:p>-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024" calcext:value-type="float">
            <text:p>-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8256" calcext:value-type="float">
            <text:p>-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2536" calcext:value-type="float">
            <text:p>-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9384" calcext:value-type="float">
            <text:p>-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928" calcext:value-type="float">
            <text:p>-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02224" calcext:value-type="float">
            <text:p>-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0408" calcext:value-type="float">
            <text:p>-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164" calcext:value-type="float">
            <text:p>-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9136" calcext:value-type="float">
            <text:p>-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5128" calcext:value-type="float">
            <text:p>-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5112" calcext:value-type="float">
            <text:p>-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1016" calcext:value-type="float">
            <text:p>-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7864" calcext:value-type="float">
            <text:p>-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048" calcext:value-type="float">
            <text:p>-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792" calcext:value-type="float">
            <text:p>-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784" calcext:value-type="float">
            <text:p>-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92" calcext:value-type="float">
            <text:p>-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10-1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864" calcext:value-type="float">
            <text:p>-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8768" calcext:value-type="float">
            <text:p>-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0376" calcext:value-type="float">
            <text:p>-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3904" calcext:value-type="float">
            <text:p>-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8664" calcext:value-type="float">
            <text:p>-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0856" calcext:value-type="float">
            <text:p>-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5992" calcext:value-type="float">
            <text:p>-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52" calcext:value-type="float">
            <text:p>-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9-0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1848" calcext:value-type="float">
            <text:p>-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5272" calcext:value-type="float">
            <text:p>-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784" calcext:value-type="float">
            <text:p>-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7088" calcext:value-type="float">
            <text:p>-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0888" calcext:value-type="float">
            <text:p>-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688" calcext:value-type="float">
            <text:p>-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3728" calcext:value-type="float">
            <text:p>-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8008" calcext:value-type="float">
            <text:p>-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6296" calcext:value-type="float">
            <text:p>-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1536" calcext:value-type="float">
            <text:p>-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3832" calcext:value-type="float">
            <text:p>-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4416" calcext:value-type="float">
            <text:p>-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8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3-0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2-01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9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016" calcext:value-type="float">
            <text:p>-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7256" calcext:value-type="float">
            <text:p>-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4688" calcext:value-type="float">
            <text:p>-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4736" calcext:value-type="float">
            <text:p>-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6296" calcext:value-type="float">
            <text:p>-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9992" calcext:value-type="float">
            <text:p>-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352" calcext:value-type="float">
            <text:p>-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016" calcext:value-type="float">
            <text:p>-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864" calcext:value-type="float">
            <text:p>-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352" calcext:value-type="float">
            <text:p>-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1688" calcext:value-type="float">
            <text:p>-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104" calcext:value-type="float">
            <text:p>-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1" calcext:value-type="float">
            <text:p>-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7176" calcext:value-type="float">
            <text:p>-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8888" calcext:value-type="float">
            <text:p>-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9744" calcext:value-type="float">
            <text:p>-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7216" calcext:value-type="float">
            <text:p>-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4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6736" calcext:value-type="float">
            <text:p>-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6736" calcext:value-type="float">
            <text:p>-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2832" calcext:value-type="float">
            <text:p>-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8928" calcext:value-type="float">
            <text:p>-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5776" calcext:value-type="float">
            <text:p>-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4712" calcext:value-type="float">
            <text:p>-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5464" calcext:value-type="float">
            <text:p>-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1248" calcext:value-type="float">
            <text:p>-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9056" calcext:value-type="float">
            <text:p>-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6384" calcext:value-type="float">
            <text:p>-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2376" calcext:value-type="float">
            <text:p>-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3192" calcext:value-type="float">
            <text:p>-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2984" calcext:value-type="float">
            <text:p>-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2984" calcext:value-type="float">
            <text:p>-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7744" calcext:value-type="float">
            <text:p>-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812" calcext:value-type="float">
            <text:p>-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2024" calcext:value-type="float">
            <text:p>-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264" calcext:value-type="float">
            <text:p>-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812" calcext:value-type="float">
            <text:p>-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1648" calcext:value-type="float">
            <text:p>-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8976" calcext:value-type="float">
            <text:p>-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" calcext:value-type="float">
            <text:p>-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4552" calcext:value-type="float">
            <text:p>-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3592" calcext:value-type="float">
            <text:p>-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9584" calcext:value-type="float">
            <text:p>-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93864" calcext:value-type="float">
            <text:p>-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63384" calcext:value-type="float">
            <text:p>-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35952" calcext:value-type="float">
            <text:p>-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81088" calcext:value-type="float">
            <text:p>-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0128" calcext:value-type="float">
            <text:p>-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136" calcext:value-type="float">
            <text:p>-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112" calcext:value-type="float">
            <text:p>-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43344" calcext:value-type="float">
            <text:p>-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28104" calcext:value-type="float">
            <text:p>-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79336" calcext:value-type="float">
            <text:p>-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9232" calcext:value-type="float">
            <text:p>-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78752" calcext:value-type="float">
            <text:p>-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608" calcext:value-type="float">
            <text:p>-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48272" calcext:value-type="float">
            <text:p>-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512" calcext:value-type="float">
            <text:p>-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1488" calcext:value-type="float">
            <text:p>-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32" calcext:value-type="float">
            <text:p>-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748" calcext:value-type="float">
            <text:p>-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8712" calcext:value-type="float">
            <text:p>-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008" calcext:value-type="float">
            <text:p>-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5508" calcext:value-type="float">
            <text:p>-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84976" calcext:value-type="float">
            <text:p>-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39256" calcext:value-type="float">
            <text:p>-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4392" calcext:value-type="float">
            <text:p>-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5624" calcext:value-type="float">
            <text:p>-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1616" calcext:value-type="float">
            <text:p>-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95416" calcext:value-type="float">
            <text:p>-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0552" calcext:value-type="float">
            <text:p>-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2264" calcext:value-type="float">
            <text:p>-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04" calcext:value-type="float">
            <text:p>-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170909090909" calcext:value-type="float">
            <text:p>-1.5517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7848" calcext:value-type="float">
            <text:p>-9.1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5328" calcext:value-type="float">
            <text:p>-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1015475" calcext:value-type="float">
            <text:p>-5.8101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78224" calcext:value-type="float">
            <text:p>-4.2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859277419355" calcext:value-type="float">
            <text:p>-1.178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4704" calcext:value-type="float">
            <text:p>-0.51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4562838709677" calcext:value-type="float">
            <text:p>-0.32456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4002" calcext:value-type="float">
            <text:p>-3.06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47464" calcext:value-type="float">
            <text:p>-4.24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83945" calcext:value-type="float">
            <text:p>-7.7283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1036" calcext:value-type="float">
            <text:p>-9.05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69964" calcext:value-type="float">
            <text:p>-6.56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9448" calcext:value-type="float">
            <text:p>-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2832" calcext:value-type="float">
            <text:p>-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39664516129" calcext:value-type="float">
            <text:p>-8.839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606257142857" calcext:value-type="float">
            <text:p>-8.55606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478812903226" calcext:value-type="float">
            <text:p>-8.1247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435845" calcext:value-type="float">
            <text:p>-7.343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74088" calcext:value-type="float">
            <text:p>-6.54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632625" calcext:value-type="float">
            <text:p>-4.8963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60712" calcext:value-type="float">
            <text:p>-3.51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689675" calcext:value-type="float">
            <text:p>-4.1268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066941935484" calcext:value-type="float">
            <text:p>-4.7906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04864" calcext:value-type="float">
            <text:p>-5.72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889522580645" calcext:value-type="float">
            <text:p>-7.678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58993548387" calcext:value-type="float">
            <text:p>-8.3825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981909677419" calcext:value-type="float">
            <text:p>-8.6798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479571428571" calcext:value-type="float">
            <text:p>-8.4347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237677419355" calcext:value-type="float">
            <text:p>-7.8323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387175" calcext:value-type="float">
            <text:p>-6.5938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54048" calcext:value-type="float">
            <text:p>-5.24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6288" calcext:value-type="float">
            <text:p>-4.3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442755555556" calcext:value-type="float">
            <text:p>-2.0944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434744" calcext:value-type="float">
            <text:p>-5.2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20232567741936" calcext:value-type="float">
            <text:p>-7.2023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946580645161" calcext:value-type="float">
            <text:p>-8.999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423741935484" calcext:value-type="float">
            <text:p>-8.9542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13544" calcext:value-type="float">
            <text:p>-8.60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865694117647" calcext:value-type="float">
            <text:p>-8.438656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5956722580645" calcext:value-type="float">
            <text:p>-6.959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538368" calcext:value-type="float">
            <text:p>-5.65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682" calcext:value-type="float">
            <text:p>-4.31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241672727273" calcext:value-type="float">
            <text:p>-5.4124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106348387097" calcext:value-type="float">
            <text:p>-8.0910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933806451613" calcext:value-type="float">
            <text:p>-9.329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601832258065" calcext:value-type="float">
            <text:p>-9.2660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323944827586" calcext:value-type="float">
            <text:p>-8.81323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03974193548" calcext:value-type="float">
            <text:p>-8.110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795515" calcext:value-type="float">
            <text:p>-7.0795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0776" calcext:value-type="float">
            <text:p>-5.7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02405" calcext:value-type="float">
            <text:p>-4.2102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1808" calcext:value-type="float">
            <text:p>-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11767741936" calcext:value-type="float">
            <text:p>-1.7281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399148387097" calcext:value-type="float">
            <text:p>-3.323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692016" calcext:value-type="float">
            <text:p>-6.76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74855" calcext:value-type="float">
            <text:p>-8.8374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962464" calcext:value-type="float">
            <text:p>-9.89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7680412903226" calcext:value-type="float">
            <text:p>-9.776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82912" calcext:value-type="float">
            <text:p>-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432584615385" calcext:value-type="float">
            <text:p>-6.53432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48192" calcext:value-type="float">
            <text:p>-5.9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367716129032" calcext:value-type="float">
            <text:p>-8.453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330064516129" calcext:value-type="float">
            <text:p>-8.833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878993548387" calcext:value-type="float">
            <text:p>-8.4587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462013793104" calcext:value-type="float">
            <text:p>-7.90462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816696774194" calcext:value-type="float">
            <text:p>-7.3581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4887974193548" calcext:value-type="float">
            <text:p>-6.4488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60568" calcext:value-type="float">
            <text:p>-5.63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8675" calcext:value-type="float">
            <text:p>-4.63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92176" calcext:value-type="float">
            <text:p>-3.84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502916129032" calcext:value-type="float">
            <text:p>-1.7450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44725" calcext:value-type="float">
            <text:p>-2.4354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56088" calcext:value-type="float">
            <text:p>-4.84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113651612903" calcext:value-type="float">
            <text:p>-5.70113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7001737931035" calcext:value-type="float">
            <text:p>-7.47001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5285" calcext:value-type="float">
            <text:p>-7.995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687834482759" calcext:value-type="float">
            <text:p>-7.52687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687055" calcext:value-type="float">
            <text:p>-7.1687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929058064516" calcext:value-type="float">
            <text:p>-6.3192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456336" calcext:value-type="float">
            <text:p>-5.14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956722580645" calcext:value-type="float">
            <text:p>-3.1495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34928" calcext:value-type="float">
            <text:p>-1.1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845935483871" calcext:value-type="float">
            <text:p>-1.4384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70761290323" calcext:value-type="float">
            <text:p>-3.252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08464" calcext:value-type="float">
            <text:p>-4.7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997455483871" calcext:value-type="float">
            <text:p>-7.599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1148" calcext:value-type="float">
            <text:p>-8.93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375716129032" calcext:value-type="float">
            <text:p>-9.0937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4732" calcext:value-type="float">
            <text:p>-8.90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791314285714" calcext:value-type="float">
            <text:p>-8.5579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79475" calcext:value-type="float">
            <text:p>-7.8827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14388" calcext:value-type="float">
            <text:p>-6.9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841238709678" calcext:value-type="float">
            <text:p>-5.7084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53307826087" calcext:value-type="float">
            <text:p>-4.485330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8592" calcext:value-type="float">
            <text:p>-4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9459323076923" calcext:value-type="float">
            <text:p>-6.09459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04392" calcext:value-type="float">
            <text:p>-7.73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3391" calcext:value-type="float">
            <text:p>-8.843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28312" calcext:value-type="float">
            <text:p>-9.34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297135483871" calcext:value-type="float">
            <text:p>-9.62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4169485714286" calcext:value-type="float">
            <text:p>-9.6416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91235" calcext:value-type="float">
            <text:p>-8.9891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708387096774" calcext:value-type="float">
            <text:p>-8.377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37192" calcext:value-type="float">
            <text:p>-7.30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44035" calcext:value-type="float">
            <text:p>-5.5144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7192" calcext:value-type="float">
            <text:p>-4.4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80929032258" calcext:value-type="float">
            <text:p>-4.0908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354425806452" calcext:value-type="float">
            <text:p>-4.5635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75561290323" calcext:value-type="float">
            <text:p>-7.8277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429522580645" calcext:value-type="float">
            <text:p>-8.974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40072" calcext:value-type="float">
            <text:p>-9.35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88815483871" calcext:value-type="float">
            <text:p>-9.0688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368689655172" calcext:value-type="float">
            <text:p>-9.00368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639483870968" calcext:value-type="float">
            <text:p>-8.8863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241083870968" calcext:value-type="float">
            <text:p>-8.2524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884929032258" calcext:value-type="float">
            <text:p>-7.458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3847535483871" calcext:value-type="float">
            <text:p>-6.1384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708309677419" calcext:value-type="float">
            <text:p>-5.0770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235483870968" calcext:value-type="float">
            <text:p>-3.2323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009548387097" calcext:value-type="float">
            <text:p>-1.870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45216" calcext:value-type="float">
            <text:p>-4.88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45470967742" calcext:value-type="float">
            <text:p>-8.3084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9383767741936" calcext:value-type="float">
            <text:p>-9.39383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579277419355" calcext:value-type="float">
            <text:p>-9.2557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166289655173" calcext:value-type="float">
            <text:p>-8.811662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67432258065" calcext:value-type="float">
            <text:p>-8.0376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595251612903" calcext:value-type="float">
            <text:p>-6.8959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430503225807" calcext:value-type="float">
            <text:p>-6.3243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596696774194" calcext:value-type="float">
            <text:p>-4.995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95552" calcext:value-type="float">
            <text:p>-3.95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3324" calcext:value-type="float">
            <text:p>-2.9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481806451613" calcext:value-type="float">
            <text:p>-3.644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739561290323" calcext:value-type="float">
            <text:p>-4.947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112903225806" calcext:value-type="float">
            <text:p>-6.8211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582957419355" calcext:value-type="float">
            <text:p>-10.1582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076034285714" calcext:value-type="float">
            <text:p>-10.1076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229858064516" calcext:value-type="float">
            <text:p>-9.8122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035612903226" calcext:value-type="float">
            <text:p>-9.2403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75928" calcext:value-type="float">
            <text:p>-8.52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8883767741935" calcext:value-type="float">
            <text:p>-7.48883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88064" calcext:value-type="float">
            <text:p>-6.24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6058" calcext:value-type="float">
            <text:p>-5.03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25535483871" calcext:value-type="float">
            <text:p>-5.682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24064516129" calcext:value-type="float">
            <text:p>-7.332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78575483871" calcext:value-type="float">
            <text:p>-9.2578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76308" calcext:value-type="float">
            <text:p>-9.57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30434" calcext:value-type="float">
            <text:p>-10.330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116933333334" calcext:value-type="float">
            <text:p>-9.27116933333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268722580645" calcext:value-type="float">
            <text:p>-9.0626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193548387097" calcext:value-type="float">
            <text:p>-8.971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641212903226" calcext:value-type="float">
            <text:p>-8.9264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897935483871" calcext:value-type="float">
            <text:p>-9.408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0882" calcext:value-type="float">
            <text:p>-9.6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39147" calcext:value-type="float">
            <text:p>-9.939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052368" calcext:value-type="float">
            <text:p>-10.5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734255483871" calcext:value-type="float">
            <text:p>-10.373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44948965517" calcext:value-type="float">
            <text:p>-10.13449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571690322581" calcext:value-type="float">
            <text:p>-9.7057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298225" calcext:value-type="float">
            <text:p>-9.382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98632" calcext:value-type="float">
            <text:p>-8.70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77865" calcext:value-type="float">
            <text:p>-8.1977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43936" calcext:value-type="float">
            <text:p>-6.65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664929032258" calcext:value-type="float">
            <text:p>-5.0966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7092" calcext:value-type="float">
            <text:p>-4.9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50096" calcext:value-type="float">
            <text:p>-8.5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8952" calcext:value-type="float">
            <text:p>-9.47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8125225" calcext:value-type="float">
            <text:p>-10.781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671006896552" calcext:value-type="float">
            <text:p>-10.5671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6578592" calcext:value-type="float">
            <text:p>-10.265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7904" calcext:value-type="float">
            <text:p>-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7752" calcext:value-type="float">
            <text:p>-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50272" calcext:value-type="float">
            <text:p>-10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840428571429" calcext:value-type="float">
            <text:p>-9.5484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917725" calcext:value-type="float">
            <text:p>-9.4191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054735483871" calcext:value-type="float">
            <text:p>-9.000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033419354839" calcext:value-type="float">
            <text:p>-8.450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5016925" calcext:value-type="float">
            <text:p>-7.45016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222322580645" calcext:value-type="float">
            <text:p>-6.1122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2748" calcext:value-type="float">
            <text:p>-5.2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450658064516" calcext:value-type="float">
            <text:p>-6.9045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1303690322581" calcext:value-type="float">
            <text:p>-7.313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681875" calcext:value-type="float">
            <text:p>-8.8368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45116" calcext:value-type="float">
            <text:p>-9.94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82784" calcext:value-type="float">
            <text:p>-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1013657142857" calcext:value-type="float">
            <text:p>-9.9101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62567925" calcext:value-type="float">
            <text:p>-9.625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285496774194" calcext:value-type="float">
            <text:p>-9.052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78735483871" calcext:value-type="float">
            <text:p>-8.6347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8065" calcext:value-type="float">
            <text:p>-8.738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585806451613" calcext:value-type="float">
            <text:p>-8.1558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316851612903" calcext:value-type="float">
            <text:p>-8.2431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49425" calcext:value-type="float">
            <text:p>-9.064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861522580645" calcext:value-type="float">
            <text:p>-9.248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9603625" calcext:value-type="float">
            <text:p>-10.1960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651486451613" calcext:value-type="float">
            <text:p>-10.66514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021357419355" calcext:value-type="float">
            <text:p>-10.402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825368571429" calcext:value-type="float">
            <text:p>-10.28253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813032258065" calcext:value-type="float">
            <text:p>-10.181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012980645161" calcext:value-type="float">
            <text:p>-9.740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73775483871" calcext:value-type="float">
            <text:p>-9.2273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66030967742" calcext:value-type="float">
            <text:p>-8.8566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791148387097" calcext:value-type="float">
            <text:p>-8.0179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5600387096774" calcext:value-type="float">
            <text:p>-7.356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286225" calcext:value-type="float">
            <text:p>-8.4228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8163380645162" calcext:value-type="float">
            <text:p>-9.5816338064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33615483871" calcext:value-type="float">
            <text:p>-10.623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621824" calcext:value-type="float">
            <text:p>-11.16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105499354839" calcext:value-type="float">
            <text:p>-11.1105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863384" calcext:value-type="float">
            <text:p>-10.88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1039875" calcext:value-type="float">
            <text:p>-10.8103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8564" calcext:value-type="float">
            <text:p>-10.6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561128" calcext:value-type="float">
            <text:p>-10.6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2039525" calcext:value-type="float">
            <text:p>-10.020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07128" calcext:value-type="float">
            <text:p>-9.36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8388335483871" calcext:value-type="float">
            <text:p>-9.783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395907096774" calcext:value-type="float">
            <text:p>-10.5395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5594912" calcext:value-type="float">
            <text:p>-10.5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487050322581" calcext:value-type="float">
            <text:p>-11.048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768888" calcext:value-type="float">
            <text:p>-11.27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327649032258" calcext:value-type="float">
            <text:p>-11.2327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824588571429" calcext:value-type="float">
            <text:p>-11.1824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86663483871" calcext:value-type="float">
            <text:p>-10.986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10882580645" calcext:value-type="float">
            <text:p>-10.821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014264" calcext:value-type="float">
            <text:p>-10.70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987927741936" calcext:value-type="float">
            <text:p>-10.39879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182936" calcext:value-type="float">
            <text:p>-9.918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9009548387097" calcext:value-type="float">
            <text:p>-9.4900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07752" calcext:value-type="float">
            <text:p>-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18976" calcext:value-type="float">
            <text:p>-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94149677419" calcext:value-type="float">
            <text:p>-12.009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757696" calcext:value-type="float">
            <text:p>-12.07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009592258065" calcext:value-type="float">
            <text:p>-12.000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2.0744342857143" calcext:value-type="float">
            <text:p>-12.074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364655483871" calcext:value-type="float">
            <text:p>-11.836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175070967742" calcext:value-type="float">
            <text:p>-11.51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051336" calcext:value-type="float">
            <text:p>-11.30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534271304348" calcext:value-type="float">
            <text:p>-11.153427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7777312" calcext:value-type="float">
            <text:p>-11.077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495780645161" calcext:value-type="float">
            <text:p>-11.249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433718709677" calcext:value-type="float">
            <text:p>-11.44337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79784" calcext:value-type="float">
            <text:p>-11.4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072756129032" calcext:value-type="float">
            <text:p>-11.6072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279168" calcext:value-type="float">
            <text:p>-11.62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909481290323" calcext:value-type="float">
            <text:p>-11.6909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414005714286" calcext:value-type="float">
            <text:p>-11.6414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5240816" calcext:value-type="float">
            <text:p>-11.52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2635792" calcext:value-type="float">
            <text:p>-11.26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1019336" calcext:value-type="float">
            <text:p>-11.10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74211612903" calcext:value-type="float">
            <text:p>-10.977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507024" calcext:value-type="float">
            <text:p>-10.75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4435295483871" calcext:value-type="float">
            <text:p>-10.443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038936774194" calcext:value-type="float">
            <text:p>-10.60389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38682" calcext:value-type="float">
            <text:p>-11.38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327411612903" calcext:value-type="float">
            <text:p>-11.6327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6249115789474" calcext:value-type="float">
            <text:p>-11.624911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8116773333333" calcext:value-type="float">
            <text:p>-11.8116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795252" calcext:value-type="float">
            <text:p>-11.79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164364" calcext:value-type="float">
            <text:p>-11.416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454892" calcext:value-type="float">
            <text:p>-11.45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856743225807" calcext:value-type="float">
            <text:p>-11.0856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823448" calcext:value-type="float">
            <text:p>-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48040516129" calcext:value-type="float">
            <text:p>-10.6480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1.0053654736842" calcext:value-type="float">
            <text:p>-11.005365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05480813911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28" calcext:value-type="float">
            <text:p>-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42" meta:object-count="0"/>
    <meta:user-defined meta:name="AppVersion">3.0</meta:user-defined>
  </office:meta>
</office:document-meta>
</file>